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ere's a secret passage behind
this shrine?</text:p>
          </table:table-cell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will open it up right now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why is there a passage
there?</text:p>
          </table:table-cell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it to prevent vandalism, or something...?</text:p>
          </table:table-cell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generally speaking.</text:p>
          </table:table-cell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 office:value-type="string">
            <text:p>Also, it is said that there are many special
ancient rituals besides the Light of Diabolus
that are not well understood to this day.</text:p>
          </table:table-cell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 office:value-type="string">
            <text:p>In order to preserve this kind of history,
this passage has always been hidden.</text:p>
          </table:table-cell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is quite intriguing.</text:p>
          </table:table-cell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 office:value-type="string">
            <text:p>Under any other circumstances, I'd want to
go and investigate at once.</text:p>
          </table:table-cell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re all scientists this stoic...?)</text:p>
          </table:table-cell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 that the way is open, let's get Goiiing!!</text:p>
          </table:table-cell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 office:value-type="string">
            <text:p>I wanna bathe in the Light of Diabolus, Tooo!!</text:p>
          </table:table-cell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careful not to dissolve.</text:p>
          </table:table-cell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hhhh!! I'm not a Geeeerm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